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a"/>
    </style:style>
    <style:style style:name="P4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fo:font-weight="bold" officeooo:rsid="0020f5de" officeooo:paragraph-rsid="0020f5de" style:font-weight-asian="bold"/>
    </style:style>
    <style:style style:name="P8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2cca5" style:font-weight-asian="bold"/>
    </style:style>
    <style:style style:name="gr1" style:family="graphic" style:data-style-name="C36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9-04-26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4/26/2019"/>
            </form:properties>
          </form:date>
          <form:combobox form:name="Combo Box 1" form:control-implementation="ooo:com.sun.star.form.component.ComboBox" xml:id="control2" form:id="control2" form:dropdown="true" form:current-value="8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2" form:control-implementation="ooo:com.sun.star.form.component.ComboBox" xml:id="control3" form:id="control3" form:dropdown="true" form:current-value="8" form:value="7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  <form:combobox form:name="Combo Box 3" form:control-implementation="ooo:com.sun.star.form.component.ComboBox" xml:id="control4" form:id="control4" form:dropdown="true" form:current-value="9" form:value="9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</form:properties>
            <form:item form:label="Choose an item."/>
            <form:item form:label="1"/>
            <form:item form:label="2"/>
            <form:item form:label="3"/>
            <form:item form:label="4"/>
            <form:item form:label="5"/>
            <form:item form:label="6"/>
            <form:item form:label="7"/>
            <form:item form:label="8"/>
            <form:item form:label="9"/>
            <form:item form:label="10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er Feedback Form</text:p>
      <text:p text:style-name="P2">CIS3250(L)</text:p>
      <text:p text:style-name="P2"/>
      <text:p text:style-name="Standard"><text:span text:style-name="T1">Your name Taj Ali</text:span></text:p>
      <text:p text:style-name="P3"><text:span text:style-name="T1">Presenters Name <text:s/>Tucker Hollenbeck<text:tab/><text:tab/><text:tab/>Date <text:s/></text:span><text:span text:style-name="T1"><draw:control text:anchor-type="as-char" draw:z-index="0" draw:style-name="gr1" draw:text-style-name="P8" svg:width="1.0606in" svg:height="0.2276in" draw:control="control1"/></text:span></text:p>
      <text:p text:style-name="Standard">Briefly describe what the presentation was about.</text:p>
      <text:p text:style-name="P7">Why marching band is a sport</text:p>
      <text:p text:style-name="Standard"/>
      <text:p text:style-name="Standard">What did the presenter do particularly well?</text:p>
      <text:p text:style-name="Standard"><text:span text:style-name="T1">The topic was interesting and </text:span><text:span text:style-name="T2">had a lot of good points</text:span></text:p>
      <text:p text:style-name="Standard"/>
      <text:p text:style-name="Standard">What areas could the presenter improve on?</text:p>
      <text:p text:style-name="Standard"><text:span text:style-name="T1">The speech was good, but there were a lot of um’s and looking back at the slides</text:span></text:p>
      <text:p text:style-name="Standard"/>
      <text:p text:style-name="Standard">Please score (0-10) and briefly comment on the following areas of the presentation. </text:p>
      <text:p text:style-name="P1">Excellent (8-10 Points)</text:p>
      <text:p text:style-name="P1">Acceptable (5-7 Points)</text:p>
      <text:p text:style-name="P3">Unacceptable (0-4 Points)</text:p>
      <text:p text:style-name="Standard">Clear articulate speech – overall understandability of the words used</text:p>
      <text:p text:style-name="Standard"><draw:control text:anchor-type="as-char" draw:z-index="1" draw:style-name="gr2" draw:text-style-name="P8" svg:width="1.5087in" svg:height="0.2276in" draw:control="control2"/></text:p>
      <text:p text:style-name="P6">Clear speech and easy to understand</text:p>
      <text:p text:style-name="Standard">Speakers Poise and composure – including eye contact and body language</text:p>
      <text:p text:style-name="Standard"><draw:control text:anchor-type="as-char" draw:z-index="2" draw:style-name="gr2" draw:text-style-name="P8" svg:width="1.5087in" svg:height="0.2276in" draw:control="control3"/></text:p>
      <text:p text:style-name="P6">A lot of looking back towards screen</text:p>
      <text:p text:style-name="Standard">Organization – structure of the speech</text:p>
      <text:p text:style-name="Standard"><text:soft-page-break/><draw:control text:anchor-type="as-char" draw:z-index="3" draw:style-name="gr2" draw:text-style-name="P8" svg:width="1.5087in" svg:height="0.2276in" draw:control="control4"/></text:p>
      <text:p text:style-name="P6">Nice and well organiz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editing-cycles>14</meta:editing-cycles>
    <meta:creation-date>2018-08-28T12:51:00</meta:creation-date>
    <dc:date>2019-04-26T18:20:59.386240974</dc:date>
    <meta:editing-duration>PT2H49M3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131" meta:character-count="811" meta:non-whitespace-character-count="691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